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63mm" svg:y="108.36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4.51mm" svg:y="202.94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4420,-0.053724,0.090784,4.955229,0.061954,0.993979,-0.090409,8.975059,-0.085380,0.095529,0.991756,9.531173,0.000000,0.000000,0.000000,1.000000</text:p>
          </table:table-cell>
          <table:table-cell/>
          <table:table-cell office:value-type="float" office:value="0.99442" calcext:value-type="float">
            <text:p>0.99442</text:p>
          </table:table-cell>
          <table:table-cell office:value-type="float" office:value="-0.053724" calcext:value-type="float">
            <text:p>-0.053724</text:p>
          </table:table-cell>
          <table:table-cell office:value-type="float" office:value="0.090784" calcext:value-type="float">
            <text:p>0.090784</text:p>
          </table:table-cell>
          <table:table-cell office:value-type="float" office:value="4.955229" calcext:value-type="float">
            <text:p>4.955229</text:p>
          </table:table-cell>
          <table:table-cell/>
          <table:table-cell table:formula="of:=COS([.G5]) - SIN([.H5]) + SIN([.G6]) + COS([.H6])" office:value-type="float" office:value="1.27824958856859" calcext:value-type="float">
            <text:p>1.27824958856859</text:p>
          </table:table-cell>
          <table:table-cell table:formula="of:=COS([.F4]) + SIN([.H4]) - SIN([.F6]) + COS([.H6])" office:value-type="float" office:value="1.26814588502842" calcext:value-type="float">
            <text:p>1.26814588502842</text:p>
          </table:table-cell>
          <table:table-cell table:formula="of:=COS([.F4]) - SIN([.G4]) + SIN([.F5]) + COS([.G5])" office:value-type="float" office:value="1.20596079123359" calcext:value-type="float">
            <text:p>1.20596079123359</text:p>
          </table:table-cell>
          <table:table-cell/>
          <table:table-cell table:formula="of:=[.I4]" office:value-type="float" office:value="4.955229" calcext:value-type="float">
            <text:p>4.955229</text:p>
          </table:table-cell>
          <table:table-cell table:formula="of:=[.I5]" office:value-type="float" office:value="8.975059" calcext:value-type="float">
            <text:p>8.975059</text:p>
          </table:table-cell>
          <table:table-cell table:formula="of:=[.I6]" office:value-type="float" office:value="9.531173" calcext:value-type="float">
            <text:p>9.531173</text:p>
          </table:table-cell>
          <table:table-cell/>
          <table:table-cell table:formula="of:=[.F4]" office:value-type="float" office:value="0.99442" calcext:value-type="float">
            <text:p>0.99442</text:p>
          </table:table-cell>
          <table:table-cell table:formula="of:=[.G5]" office:value-type="float" office:value="0.993979" calcext:value-type="float">
            <text:p>0.993979</text:p>
          </table:table-cell>
          <table:table-cell table:formula="of:=[.H6]" office:value-type="float" office:value="0.991756" calcext:value-type="float">
            <text:p>0.991756</text:p>
          </table:table-cell>
          <table:table-cell/>
          <table:table-cell office:value-type="float" office:value="0.57287" calcext:value-type="float">
            <text:p>0.57287</text:p>
          </table:table-cell>
        </table:table-row>
        <table:table-row table:style-name="ro1">
          <table:table-cell table:number-columns-repeated="5"/>
          <table:table-cell office:value-type="float" office:value="0.061954" calcext:value-type="float">
            <text:p>0.061954</text:p>
          </table:table-cell>
          <table:table-cell office:value-type="float" office:value="0.993979" calcext:value-type="float">
            <text:p>0.993979</text:p>
          </table:table-cell>
          <table:table-cell office:value-type="float" office:value="-0.090409" calcext:value-type="float">
            <text:p>-0.090409</text:p>
          </table:table-cell>
          <table:table-cell office:value-type="float" office:value="8.975059" calcext:value-type="float">
            <text:p>8.97505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538" calcext:value-type="float">
            <text:p>-0.08538</text:p>
          </table:table-cell>
          <table:table-cell office:value-type="float" office:value="0.095529" calcext:value-type="float">
            <text:p>0.095529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9.531173" calcext:value-type="float">
            <text:p>9.53117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74319,-0.134210,0.180819,13.978579,0.166599,0.969861,-0.177839,18.001505,-0.151500,0.203396,0.967308,19.493010,0.000000,0.000000,0.000000,1.000000</text:p>
          </table:table-cell>
          <table:table-cell/>
          <table:table-cell office:value-type="float" office:value="0.974319" calcext:value-type="float">
            <text:p>0.974319</text:p>
          </table:table-cell>
          <table:table-cell office:value-type="float" office:value="-0.13421" calcext:value-type="float">
            <text:p>-0.13421</text:p>
          </table:table-cell>
          <table:table-cell office:value-type="float" office:value="0.180819" calcext:value-type="float">
            <text:p>0.180819</text:p>
          </table:table-cell>
          <table:table-cell office:value-type="float" office:value="13.978579" calcext:value-type="float">
            <text:p>13.978579</text:p>
          </table:table-cell>
          <table:table-cell/>
          <table:table-cell table:formula="of:=COS([.G10]) - SIN([.H10]) + SIN([.G11]) + COS([.H11])" office:value-type="float" office:value="1.5118318130308" calcext:value-type="float">
            <text:p>1.5118318130308</text:p>
          </table:table-cell>
          <table:table-cell table:formula="of:=COS([.F9]) + SIN([.H9]) - SIN([.F11]) + COS([.H11])" office:value-type="float" office:value="1.46000606255669" calcext:value-type="float">
            <text:p>1.46000606255669</text:p>
          </table:table-cell>
          <table:table-cell table:formula="of:=COS([.F9]) - SIN([.G9]) + SIN([.F10]) + COS([.G10])" office:value-type="float" office:value="1.4267826335073" calcext:value-type="float">
            <text:p>1.4267826335073</text:p>
          </table:table-cell>
          <table:table-cell/>
          <table:table-cell table:formula="of:=[.I9]" office:value-type="float" office:value="13.978579" calcext:value-type="float">
            <text:p>13.978579</text:p>
          </table:table-cell>
          <table:table-cell table:formula="of:=[.I10]" office:value-type="float" office:value="18.001505" calcext:value-type="float">
            <text:p>18.001505</text:p>
          </table:table-cell>
          <table:table-cell table:formula="of:=[.I11]" office:value-type="float" office:value="19.49301" calcext:value-type="float">
            <text:p>19.49301</text:p>
          </table:table-cell>
          <table:table-cell/>
          <table:table-cell table:formula="of:=[.F9]" office:value-type="float" office:value="0.974319" calcext:value-type="float">
            <text:p>0.974319</text:p>
          </table:table-cell>
          <table:table-cell table:formula="of:=[.G10]" office:value-type="float" office:value="0.969861" calcext:value-type="float">
            <text:p>0.969861</text:p>
          </table:table-cell>
          <table:table-cell table:formula="of:=[.H11]" office:value-type="float" office:value="0.967308" calcext:value-type="float">
            <text:p>0.967308</text:p>
          </table:table-cell>
          <table:table-cell/>
          <table:table-cell office:value-type="float" office:value="0.530187" calcext:value-type="float">
            <text:p>0.530187</text:p>
          </table:table-cell>
        </table:table-row>
        <table:table-row table:style-name="ro1">
          <table:table-cell table:number-columns-repeated="5"/>
          <table:table-cell office:value-type="float" office:value="0.166599" calcext:value-type="float">
            <text:p>0.166599</text:p>
          </table:table-cell>
          <table:table-cell office:value-type="float" office:value="0.969861" calcext:value-type="float">
            <text:p>0.969861</text:p>
          </table:table-cell>
          <table:table-cell office:value-type="float" office:value="-0.177839" calcext:value-type="float">
            <text:p>-0.177839</text:p>
          </table:table-cell>
          <table:table-cell office:value-type="float" office:value="18.001505" calcext:value-type="float">
            <text:p>18.00150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515" calcext:value-type="float">
            <text:p>-0.1515</text:p>
          </table:table-cell>
          <table:table-cell office:value-type="float" office:value="0.203396" calcext:value-type="float">
            <text:p>0.203396</text:p>
          </table:table-cell>
          <table:table-cell office:value-type="float" office:value="0.967308" calcext:value-type="float">
            <text:p>0.967308</text:p>
          </table:table-cell>
          <table:table-cell office:value-type="float" office:value="19.49301" calcext:value-type="float">
            <text:p>19.4930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</text:p>
          </table:table-cell>
          <table:table-cell/>
          <table:table-cell office:value-type="string" calcext:value-type="string">
            <text:p>0.938760,-0.214911,0.269361,22.216936,0.285635,0.922572,-0.259407,26.400969,-0.192754,0.320457,0.927452,30.337282,0.000000,0.000000,0.000000,1.000000</text:p>
          </table:table-cell>
          <table:table-cell/>
          <table:table-cell office:value-type="float" office:value="0.93876" calcext:value-type="float">
            <text:p>0.93876</text:p>
          </table:table-cell>
          <table:table-cell office:value-type="float" office:value="-0.214911" calcext:value-type="float">
            <text:p>-0.214911</text:p>
          </table:table-cell>
          <table:table-cell office:value-type="float" office:value="0.269361" calcext:value-type="float">
            <text:p>0.269361</text:p>
          </table:table-cell>
          <table:table-cell office:value-type="float" office:value="22.216936" calcext:value-type="float">
            <text:p>22.216936</text:p>
          </table:table-cell>
          <table:table-cell/>
          <table:table-cell table:formula="of:=COS([.G15]) - SIN([.H15]) + SIN([.G16]) + COS([.H16])" office:value-type="float" office:value="1.77515420056193" calcext:value-type="float">
            <text:p>1.77515420056193</text:p>
          </table:table-cell>
          <table:table-cell table:formula="of:=COS([.F14]) + SIN([.H14]) - SIN([.F16]) + COS([.H16])" office:value-type="float" office:value="1.64834165810974" calcext:value-type="float">
            <text:p>1.64834165810974</text:p>
          </table:table-cell>
          <table:table-cell table:formula="of:=COS([.F14]) - SIN([.G14]) + SIN([.F15]) + COS([.G15])" office:value-type="float" office:value="1.68958806739381" calcext:value-type="float">
            <text:p>1.68958806739381</text:p>
          </table:table-cell>
          <table:table-cell/>
          <table:table-cell table:formula="of:=[.I14]" office:value-type="float" office:value="22.216936" calcext:value-type="float">
            <text:p>22.216936</text:p>
          </table:table-cell>
          <table:table-cell table:formula="of:=[.I15]" office:value-type="float" office:value="26.400969" calcext:value-type="float">
            <text:p>26.400969</text:p>
          </table:table-cell>
          <table:table-cell table:formula="of:=[.I16]" office:value-type="float" office:value="30.337282" calcext:value-type="float">
            <text:p>30.337282</text:p>
          </table:table-cell>
          <table:table-cell/>
          <table:table-cell table:formula="of:=[.F14]" office:value-type="float" office:value="0.93876" calcext:value-type="float">
            <text:p>0.93876</text:p>
          </table:table-cell>
          <table:table-cell table:formula="of:=[.G15]" office:value-type="float" office:value="0.922572" calcext:value-type="float">
            <text:p>0.922572</text:p>
          </table:table-cell>
          <table:table-cell table:formula="of:=[.H16]" office:value-type="float" office:value="0.927452" calcext:value-type="float">
            <text:p>0.927452</text:p>
          </table:table-cell>
          <table:table-cell/>
          <table:table-cell office:value-type="float" office:value="0.456768" calcext:value-type="float">
            <text:p>0.456768</text:p>
          </table:table-cell>
        </table:table-row>
        <table:table-row table:style-name="ro1">
          <table:table-cell table:number-columns-repeated="5"/>
          <table:table-cell office:value-type="float" office:value="0.285635" calcext:value-type="float">
            <text:p>0.285635</text:p>
          </table:table-cell>
          <table:table-cell office:value-type="float" office:value="0.922572" calcext:value-type="float">
            <text:p>0.922572</text:p>
          </table:table-cell>
          <table:table-cell office:value-type="float" office:value="-0.259407" calcext:value-type="float">
            <text:p>-0.259407</text:p>
          </table:table-cell>
          <table:table-cell office:value-type="float" office:value="26.400969" calcext:value-type="float">
            <text:p>26.40096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92754" calcext:value-type="float">
            <text:p>-0.192754</text:p>
          </table:table-cell>
          <table:table-cell office:value-type="float" office:value="0.320457" calcext:value-type="float">
            <text:p>0.320457</text:p>
          </table:table-cell>
          <table:table-cell office:value-type="float" office:value="0.927452" calcext:value-type="float">
            <text:p>0.927452</text:p>
          </table:table-cell>
          <table:table-cell office:value-type="float" office:value="30.337282" calcext:value-type="float">
            <text:p>30.33728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</text:p>
          </table:table-cell>
          <table:table-cell/>
          <table:table-cell office:value-type="string" calcext:value-type="string">
            <text:p>0.888290,-0.290601,0.355679,29.753340,0.410834,0.848959,-0.332422,33.873562,-0.205353,0.441409,0.873505,42.404240,0.000000,0.000000,0.000000,1.000000</text:p>
          </table:table-cell>
          <table:table-cell/>
          <table:table-cell office:value-type="float" office:value="0.88829" calcext:value-type="float">
            <text:p>0.88829</text:p>
          </table:table-cell>
          <table:table-cell office:value-type="float" office:value="-0.290601" calcext:value-type="float">
            <text:p>-0.290601</text:p>
          </table:table-cell>
          <table:table-cell office:value-type="float" office:value="0.355679" calcext:value-type="float">
            <text:p>0.355679</text:p>
          </table:table-cell>
          <table:table-cell office:value-type="float" office:value="29.75334" calcext:value-type="float">
            <text:p>29.75334</text:p>
          </table:table-cell>
          <table:table-cell/>
          <table:table-cell table:formula="of:=COS([.G20]) - SIN([.H20]) + SIN([.G21]) + COS([.H21])" office:value-type="float" office:value="2.05645571720212" calcext:value-type="float">
            <text:p>2.05645571720212</text:p>
          </table:table-cell>
          <table:table-cell table:formula="of:=COS([.F19]) + SIN([.H19]) - SIN([.F21]) + COS([.H21])" office:value-type="float" office:value="1.82502322010067" calcext:value-type="float">
            <text:p>1.82502322010067</text:p>
          </table:table-cell>
          <table:table-cell table:formula="of:=COS([.F19]) - SIN([.G19]) + SIN([.F20]) + COS([.G20])" office:value-type="float" office:value="1.97740691545334" calcext:value-type="float">
            <text:p>1.97740691545334</text:p>
          </table:table-cell>
          <table:table-cell/>
          <table:table-cell table:formula="of:=[.I19]" office:value-type="float" office:value="29.75334" calcext:value-type="float">
            <text:p>29.75334</text:p>
          </table:table-cell>
          <table:table-cell table:formula="of:=[.I20]" office:value-type="float" office:value="33.873562" calcext:value-type="float">
            <text:p>33.873562</text:p>
          </table:table-cell>
          <table:table-cell table:formula="of:=[.I21]" office:value-type="float" office:value="42.40424" calcext:value-type="float">
            <text:p>42.40424</text:p>
          </table:table-cell>
          <table:table-cell/>
          <table:table-cell table:formula="of:=[.F19]" office:value-type="float" office:value="0.88829" calcext:value-type="float">
            <text:p>0.88829</text:p>
          </table:table-cell>
          <table:table-cell table:formula="of:=[.G20]" office:value-type="float" office:value="0.848959" calcext:value-type="float">
            <text:p>0.848959</text:p>
          </table:table-cell>
          <table:table-cell table:formula="of:=[.H21]" office:value-type="float" office:value="0.873505" calcext:value-type="float">
            <text:p>0.873505</text:p>
          </table:table-cell>
          <table:table-cell/>
          <table:table-cell office:value-type="float" office:value="0.330061" calcext:value-type="float">
            <text:p>0.330061</text:p>
          </table:table-cell>
        </table:table-row>
        <table:table-row table:style-name="ro1">
          <table:table-cell table:number-columns-repeated="5"/>
          <table:table-cell office:value-type="float" office:value="0.410834" calcext:value-type="float">
            <text:p>0.410834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-0.332422" calcext:value-type="float">
            <text:p>-0.332422</text:p>
          </table:table-cell>
          <table:table-cell office:value-type="float" office:value="33.873562" calcext:value-type="float">
            <text:p>33.87356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205353" calcext:value-type="float">
            <text:p>-0.205353</text:p>
          </table:table-cell>
          <table:table-cell office:value-type="float" office:value="0.441409" calcext:value-type="float">
            <text:p>0.441409</text:p>
          </table:table-cell>
          <table:table-cell office:value-type="float" office:value="0.873505" calcext:value-type="float">
            <text:p>0.873505</text:p>
          </table:table-cell>
          <table:table-cell office:value-type="float" office:value="42.40424" calcext:value-type="float">
            <text:p>42.4042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</text:p>
          </table:table-cell>
          <table:table-cell/>
          <table:table-cell office:value-type="string" calcext:value-type="string">
            <text:p>0.825187,-0.355406,0.439060,36.276829,0.532451,0.748937,-0.394480,39.847755,-0.188625,0.559292,0.807243,56.048771,0.000000,0.000000,0.000000,1.000000</text:p>
          </table:table-cell>
          <table:table-cell/>
          <table:table-cell office:value-type="float" office:value="0.825187" calcext:value-type="float">
            <text:p>0.825187</text:p>
          </table:table-cell>
          <table:table-cell office:value-type="float" office:value="-0.355406" calcext:value-type="float">
            <text:p>-0.355406</text:p>
          </table:table-cell>
          <table:table-cell office:value-type="float" office:value="0.43906" calcext:value-type="float">
            <text:p>0.43906</text:p>
          </table:table-cell>
          <table:table-cell office:value-type="float" office:value="36.276829" calcext:value-type="float">
            <text:p>36.276829</text:p>
          </table:table-cell>
          <table:table-cell/>
          <table:table-cell table:formula="of:=COS([.G25]) - SIN([.H25]) + SIN([.G26]) + COS([.H26])" office:value-type="float" office:value="2.33882009386468" calcext:value-type="float">
            <text:p>2.33882009386468</text:p>
          </table:table-cell>
          <table:table-cell table:formula="of:=COS([.F24]) + SIN([.H24]) - SIN([.F26]) + COS([.H26])" office:value-type="float" office:value="1.9825095345287" calcext:value-type="float">
            <text:p>1.9825095345287</text:p>
          </table:table-cell>
          <table:table-cell table:formula="of:=COS([.F24]) - SIN([.G24]) + SIN([.F25]) + COS([.G25])" office:value-type="float" office:value="2.26645021247099" calcext:value-type="float">
            <text:p>2.26645021247099</text:p>
          </table:table-cell>
          <table:table-cell/>
          <table:table-cell table:formula="of:=[.I24]" office:value-type="float" office:value="36.276829" calcext:value-type="float">
            <text:p>36.276829</text:p>
          </table:table-cell>
          <table:table-cell table:formula="of:=[.I25]" office:value-type="float" office:value="39.847755" calcext:value-type="float">
            <text:p>39.847755</text:p>
          </table:table-cell>
          <table:table-cell table:formula="of:=[.I26]" office:value-type="float" office:value="56.048771" calcext:value-type="float">
            <text:p>56.048771</text:p>
          </table:table-cell>
          <table:table-cell/>
          <table:table-cell table:formula="of:=[.F24]" office:value-type="float" office:value="0.825187" calcext:value-type="float">
            <text:p>0.825187</text:p>
          </table:table-cell>
          <table:table-cell table:formula="of:=[.G25]" office:value-type="float" office:value="0.748937" calcext:value-type="float">
            <text:p>0.748937</text:p>
          </table:table-cell>
          <table:table-cell table:formula="of:=[.H26]" office:value-type="float" office:value="0.807243" calcext:value-type="float">
            <text:p>0.807243</text:p>
          </table:table-cell>
          <table:table-cell/>
          <table:table-cell office:value-type="float" office:value="0.318931" calcext:value-type="float">
            <text:p>0.318931</text:p>
          </table:table-cell>
        </table:table-row>
        <table:table-row table:style-name="ro1">
          <table:table-cell table:number-columns-repeated="5"/>
          <table:table-cell office:value-type="float" office:value="0.532451" calcext:value-type="float">
            <text:p>0.532451</text:p>
          </table:table-cell>
          <table:table-cell office:value-type="float" office:value="0.748937" calcext:value-type="float">
            <text:p>0.748937</text:p>
          </table:table-cell>
          <table:table-cell office:value-type="float" office:value="-0.39448" calcext:value-type="float">
            <text:p>-0.39448</text:p>
          </table:table-cell>
          <table:table-cell office:value-type="float" office:value="39.847755" calcext:value-type="float">
            <text:p>39.84775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88625" calcext:value-type="float">
            <text:p>-0.188625</text:p>
          </table:table-cell>
          <table:table-cell office:value-type="float" office:value="0.559292" calcext:value-type="float">
            <text:p>0.559292</text:p>
          </table:table-cell>
          <table:table-cell office:value-type="float" office:value="0.807243" calcext:value-type="float">
            <text:p>0.807243</text:p>
          </table:table-cell>
          <table:table-cell office:value-type="float" office:value="56.048771" calcext:value-type="float">
            <text:p>56.04877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</text:p>
          </table:table-cell>
          <table:table-cell/>
          <table:table-cell office:value-type="string" calcext:value-type="string">
            <text:p>0.751829,-0.406953,0.518813,42.003330,0.643661,0.623706,-0.443533,43.742077,-0.143089,0.667395,0.730852,71.359337,0.000000,0.000000,0.000000,1.000000</text:p>
          </table:table-cell>
          <table:table-cell/>
          <table:table-cell office:value-type="float" office:value="0.751829" calcext:value-type="float">
            <text:p>0.751829</text:p>
          </table:table-cell>
          <table:table-cell office:value-type="float" office:value="-0.406953" calcext:value-type="float">
            <text:p>-0.406953</text:p>
          </table:table-cell>
          <table:table-cell office:value-type="float" office:value="0.518813" calcext:value-type="float">
            <text:p>0.518813</text:p>
          </table:table-cell>
          <table:table-cell office:value-type="float" office:value="42.00333" calcext:value-type="float">
            <text:p>42.00333</text:p>
          </table:table-cell>
          <table:table-cell/>
          <table:table-cell table:formula="of:=COS([.G30]) - SIN([.H30]) + SIN([.G31]) + COS([.H31])" office:value-type="float" office:value="2.60440082986657" calcext:value-type="float">
            <text:p>2.60440082986657</text:p>
          </table:table-cell>
          <table:table-cell table:formula="of:=COS([.F29]) + SIN([.H29]) - SIN([.F31]) + COS([.H31])" office:value-type="float" office:value="2.11349779537442" calcext:value-type="float">
            <text:p>2.11349779537442</text:p>
          </table:table-cell>
          <table:table-cell table:formula="of:=COS([.F29]) - SIN([.G29]) + SIN([.F30]) + COS([.G30])" office:value-type="float" office:value="2.53810140472357" calcext:value-type="float">
            <text:p>2.53810140472357</text:p>
          </table:table-cell>
          <table:table-cell/>
          <table:table-cell table:formula="of:=[.I29]" office:value-type="float" office:value="42.00333" calcext:value-type="float">
            <text:p>42.00333</text:p>
          </table:table-cell>
          <table:table-cell table:formula="of:=[.I30]" office:value-type="float" office:value="43.742077" calcext:value-type="float">
            <text:p>43.742077</text:p>
          </table:table-cell>
          <table:table-cell table:formula="of:=[.I31]" office:value-type="float" office:value="71.359337" calcext:value-type="float">
            <text:p>71.359337</text:p>
          </table:table-cell>
          <table:table-cell/>
          <table:table-cell table:formula="of:=[.F29]" office:value-type="float" office:value="0.751829" calcext:value-type="float">
            <text:p>0.751829</text:p>
          </table:table-cell>
          <table:table-cell table:formula="of:=[.G30]" office:value-type="float" office:value="0.623706" calcext:value-type="float">
            <text:p>0.623706</text:p>
          </table:table-cell>
          <table:table-cell table:formula="of:=[.H31]" office:value-type="float" office:value="0.730852" calcext:value-type="float">
            <text:p>0.730852</text:p>
          </table:table-cell>
          <table:table-cell/>
          <table:table-cell office:value-type="float" office:value="0.331682" calcext:value-type="float">
            <text:p>0.331682</text:p>
          </table:table-cell>
        </table:table-row>
        <table:table-row table:style-name="ro1">
          <table:table-cell table:number-columns-repeated="5"/>
          <table:table-cell office:value-type="float" office:value="0.643661" calcext:value-type="float">
            <text:p>0.643661</text:p>
          </table:table-cell>
          <table:table-cell office:value-type="float" office:value="0.623706" calcext:value-type="float">
            <text:p>0.623706</text:p>
          </table:table-cell>
          <table:table-cell office:value-type="float" office:value="-0.443533" calcext:value-type="float">
            <text:p>-0.443533</text:p>
          </table:table-cell>
          <table:table-cell office:value-type="float" office:value="43.742077" calcext:value-type="float">
            <text:p>43.74207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43089" calcext:value-type="float">
            <text:p>-0.143089</text:p>
          </table:table-cell>
          <table:table-cell office:value-type="float" office:value="0.667395" calcext:value-type="float">
            <text:p>0.667395</text:p>
          </table:table-cell>
          <table:table-cell office:value-type="float" office:value="0.730852" calcext:value-type="float">
            <text:p>0.730852</text:p>
          </table:table-cell>
          <table:table-cell office:value-type="float" office:value="71.359337" calcext:value-type="float">
            <text:p>71.35933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</text:p>
          </table:table-cell>
          <table:table-cell/>
          <table:table-cell office:value-type="string" calcext:value-type="string">
            <text:p>0.669764,-0.445283,0.594286,47.134510,0.739382,0.474241,-0.477967,44.754665,-0.069004,0.759518,0.646851,88.142296,0.000000,0.000000,0.000000,1.000000</text:p>
          </table:table-cell>
          <table:table-cell/>
          <table:table-cell office:value-type="float" office:value="0.669764" calcext:value-type="float">
            <text:p>0.669764</text:p>
          </table:table-cell>
          <table:table-cell office:value-type="float" office:value="-0.445283" calcext:value-type="float">
            <text:p>-0.445283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47.13451" calcext:value-type="float">
            <text:p>47.13451</text:p>
          </table:table-cell>
          <table:table-cell/>
          <table:table-cell table:formula="of:=COS([.G35]) - SIN([.H35]) + SIN([.G36]) + COS([.H36])" office:value-type="float" office:value="2.83617212160901" calcext:value-type="float">
            <text:p>2.83617212160901</text:p>
          </table:table-cell>
          <table:table-cell table:formula="of:=COS([.F34]) + SIN([.H34]) - SIN([.F36]) + COS([.H36])" office:value-type="float" office:value="2.21082034273706" calcext:value-type="float">
            <text:p>2.21082034273706</text:p>
          </table:table-cell>
          <table:table-cell table:formula="of:=COS([.F34]) - SIN([.G34]) + SIN([.F35]) + COS([.G35])" office:value-type="float" office:value="2.77815249326638" calcext:value-type="float">
            <text:p>2.77815249326638</text:p>
          </table:table-cell>
          <table:table-cell/>
          <table:table-cell table:formula="of:=[.I34]" office:value-type="float" office:value="47.13451" calcext:value-type="float">
            <text:p>47.13451</text:p>
          </table:table-cell>
          <table:table-cell table:formula="of:=[.I35]" office:value-type="float" office:value="44.754665" calcext:value-type="float">
            <text:p>44.754665</text:p>
          </table:table-cell>
          <table:table-cell table:formula="of:=[.I36]" office:value-type="float" office:value="88.142296" calcext:value-type="float">
            <text:p>88.142296</text:p>
          </table:table-cell>
          <table:table-cell/>
          <table:table-cell table:formula="of:=[.F34]" office:value-type="float" office:value="0.669764" calcext:value-type="float">
            <text:p>0.669764</text:p>
          </table:table-cell>
          <table:table-cell table:formula="of:=[.G35]" office:value-type="float" office:value="0.474241" calcext:value-type="float">
            <text:p>0.474241</text:p>
          </table:table-cell>
          <table:table-cell table:formula="of:=[.H36]" office:value-type="float" office:value="0.646851" calcext:value-type="float">
            <text:p>0.646851</text:p>
          </table:table-cell>
          <table:table-cell/>
          <table:table-cell office:value-type="float" office:value="0.289452" calcext:value-type="float">
            <text:p>0.289452</text:p>
          </table:table-cell>
        </table:table-row>
        <table:table-row table:style-name="ro1">
          <table:table-cell table:number-columns-repeated="5"/>
          <table:table-cell office:value-type="float" office:value="0.739382" calcext:value-type="float">
            <text:p>0.739382</text:p>
          </table:table-cell>
          <table:table-cell office:value-type="float" office:value="0.474241" calcext:value-type="float">
            <text:p>0.474241</text:p>
          </table:table-cell>
          <table:table-cell office:value-type="float" office:value="-0.477967" calcext:value-type="float">
            <text:p>-0.477967</text:p>
          </table:table-cell>
          <table:table-cell office:value-type="float" office:value="44.754665" calcext:value-type="float">
            <text:p>44.7546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9004" calcext:value-type="float">
            <text:p>-0.069004</text:p>
          </table:table-cell>
          <table:table-cell office:value-type="float" office:value="0.759518" calcext:value-type="float">
            <text:p>0.759518</text:p>
          </table:table-cell>
          <table:table-cell office:value-type="float" office:value="0.646851" calcext:value-type="float">
            <text:p>0.646851</text:p>
          </table:table-cell>
          <table:table-cell office:value-type="float" office:value="88.142296" calcext:value-type="float">
            <text:p>88.14229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</text:p>
          </table:table-cell>
          <table:table-cell/>
          <table:table-cell office:value-type="string" calcext:value-type="string">
            <text:p>0.582992,-0.467055,0.664852,51.910461,0.812017,0.306633,-0.496643,42.326672,0.028091,0.829393,0.558010,106.153252,0.000000,0.000000,0.000000,1.000000</text:p>
          </table:table-cell>
          <table:table-cell/>
          <table:table-cell office:value-type="float" office:value="0.582992" calcext:value-type="float">
            <text:p>0.582992</text:p>
          </table:table-cell>
          <table:table-cell office:value-type="float" office:value="-0.467055" calcext:value-type="float">
            <text:p>-0.467055</text:p>
          </table:table-cell>
          <table:table-cell office:value-type="float" office:value="0.664852" calcext:value-type="float">
            <text:p>0.664852</text:p>
          </table:table-cell>
          <table:table-cell office:value-type="float" office:value="51.910461" calcext:value-type="float">
            <text:p>51.910461</text:p>
          </table:table-cell>
          <table:table-cell/>
          <table:table-cell table:formula="of:=COS([.G40]) - SIN([.H40]) + SIN([.G41]) + COS([.H41])" office:value-type="float" office:value="3.01566417911967" calcext:value-type="float">
            <text:p>3.01566417911967</text:p>
          </table:table-cell>
          <table:table-cell table:formula="of:=COS([.F39]) + SIN([.H39]) - SIN([.F41]) + COS([.H41])" office:value-type="float" office:value="2.27198507054986" calcext:value-type="float">
            <text:p>2.27198507054986</text:p>
          </table:table-cell>
          <table:table-cell table:formula="of:=COS([.F39]) - SIN([.G39]) + SIN([.F40]) + COS([.G40])" office:value-type="float" office:value="2.96410959801848" calcext:value-type="float">
            <text:p>2.96410959801848</text:p>
          </table:table-cell>
          <table:table-cell/>
          <table:table-cell table:formula="of:=[.I39]" office:value-type="float" office:value="51.910461" calcext:value-type="float">
            <text:p>51.910461</text:p>
          </table:table-cell>
          <table:table-cell table:formula="of:=[.I40]" office:value-type="float" office:value="42.326672" calcext:value-type="float">
            <text:p>42.326672</text:p>
          </table:table-cell>
          <table:table-cell table:formula="of:=[.I41]" office:value-type="float" office:value="106.153252" calcext:value-type="float">
            <text:p>106.153252</text:p>
          </table:table-cell>
          <table:table-cell/>
          <table:table-cell table:formula="of:=[.F39]" office:value-type="float" office:value="0.582992" calcext:value-type="float">
            <text:p>0.582992</text:p>
          </table:table-cell>
          <table:table-cell table:formula="of:=[.G40]" office:value-type="float" office:value="0.306633" calcext:value-type="float">
            <text:p>0.306633</text:p>
          </table:table-cell>
          <table:table-cell table:formula="of:=[.H41]" office:value-type="float" office:value="0.55801" calcext:value-type="float">
            <text:p>0.55801</text:p>
          </table:table-cell>
          <table:table-cell/>
          <table:table-cell office:value-type="float" office:value="0.264903" calcext:value-type="float">
            <text:p>0.264903</text:p>
          </table:table-cell>
        </table:table-row>
        <table:table-row table:style-name="ro1">
          <table:table-cell table:number-columns-repeated="5"/>
          <table:table-cell office:value-type="float" office:value="0.812017" calcext:value-type="float">
            <text:p>0.812017</text:p>
          </table:table-cell>
          <table:table-cell office:value-type="float" office:value="0.306633" calcext:value-type="float">
            <text:p>0.306633</text:p>
          </table:table-cell>
          <table:table-cell office:value-type="float" office:value="-0.496643" calcext:value-type="float">
            <text:p>-0.496643</text:p>
          </table:table-cell>
          <table:table-cell office:value-type="float" office:value="42.326672" calcext:value-type="float">
            <text:p>42.32667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28091" calcext:value-type="float">
            <text:p>0.028091</text:p>
          </table:table-cell>
          <table:table-cell office:value-type="float" office:value="0.829393" calcext:value-type="float">
            <text:p>0.829393</text:p>
          </table:table-cell>
          <table:table-cell office:value-type="float" office:value="0.55801" calcext:value-type="float">
            <text:p>0.55801</text:p>
          </table:table-cell>
          <table:table-cell office:value-type="float" office:value="106.153252" calcext:value-type="float">
            <text:p>106.15325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</text:p>
          </table:table-cell>
          <table:table-cell/>
          <table:table-cell office:value-type="string" calcext:value-type="string">
            <text:p>0.493787,-0.472693,0.729928,56.704136,0.857548,0.125374,-0.498946,35.632458,0.144327,0.872300,0.467254,124.570770,0.000000,0.000000,0.000000,1.000000</text:p>
          </table:table-cell>
          <table:table-cell/>
          <table:table-cell office:value-type="float" office:value="0.493787" calcext:value-type="float">
            <text:p>0.493787</text:p>
          </table:table-cell>
          <table:table-cell office:value-type="float" office:value="-0.472693" calcext:value-type="float">
            <text:p>-0.472693</text:p>
          </table:table-cell>
          <table:table-cell office:value-type="float" office:value="0.729928" calcext:value-type="float">
            <text:p>0.729928</text:p>
          </table:table-cell>
          <table:table-cell office:value-type="float" office:value="56.704136" calcext:value-type="float">
            <text:p>56.704136</text:p>
          </table:table-cell>
          <table:table-cell/>
          <table:table-cell table:formula="of:=COS([.G45]) - SIN([.H45]) + SIN([.G46]) + COS([.H46])" office:value-type="float" office:value="3.12926983600142" calcext:value-type="float">
            <text:p>3.12926983600142</text:p>
          </table:table-cell>
          <table:table-cell table:formula="of:=COS([.F44]) + SIN([.H44]) - SIN([.F46]) + COS([.H46])" office:value-type="float" office:value="2.29634234779483" calcext:value-type="float">
            <text:p>2.29634234779483</text:p>
          </table:table-cell>
          <table:table-cell table:formula="of:=COS([.F44]) - SIN([.G44]) + SIN([.F45]) + COS([.G45])" office:value-type="float" office:value="3.08422138849006" calcext:value-type="float">
            <text:p>3.08422138849006</text:p>
          </table:table-cell>
          <table:table-cell/>
          <table:table-cell table:formula="of:=[.I44]" office:value-type="float" office:value="56.704136" calcext:value-type="float">
            <text:p>56.704136</text:p>
          </table:table-cell>
          <table:table-cell table:formula="of:=[.I45]" office:value-type="float" office:value="35.632458" calcext:value-type="float">
            <text:p>35.632458</text:p>
          </table:table-cell>
          <table:table-cell table:formula="of:=[.I46]" office:value-type="float" office:value="124.57077" calcext:value-type="float">
            <text:p>124.57077</text:p>
          </table:table-cell>
          <table:table-cell/>
          <table:table-cell table:formula="of:=[.F44]" office:value-type="float" office:value="0.493787" calcext:value-type="float">
            <text:p>0.493787</text:p>
          </table:table-cell>
          <table:table-cell table:formula="of:=[.G45]" office:value-type="float" office:value="0.125374" calcext:value-type="float">
            <text:p>0.125374</text:p>
          </table:table-cell>
          <table:table-cell table:formula="of:=[.H46]" office:value-type="float" office:value="0.467254" calcext:value-type="float">
            <text:p>0.467254</text:p>
          </table:table-cell>
          <table:table-cell/>
          <table:table-cell office:value-type="float" office:value="0.193217" calcext:value-type="float">
            <text:p>0.193217</text:p>
          </table:table-cell>
        </table:table-row>
        <table:table-row table:style-name="ro1">
          <table:table-cell table:number-columns-repeated="5"/>
          <table:table-cell office:value-type="float" office:value="0.857548" calcext:value-type="float">
            <text:p>0.857548</text:p>
          </table:table-cell>
          <table:table-cell office:value-type="float" office:value="0.125374" calcext:value-type="float">
            <text:p>0.125374</text:p>
          </table:table-cell>
          <table:table-cell office:value-type="float" office:value="-0.498946" calcext:value-type="float">
            <text:p>-0.498946</text:p>
          </table:table-cell>
          <table:table-cell office:value-type="float" office:value="35.632458" calcext:value-type="float">
            <text:p>35.63245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144327" calcext:value-type="float">
            <text:p>0.144327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467254" calcext:value-type="float">
            <text:p>0.467254</text:p>
          </table:table-cell>
          <table:table-cell office:value-type="float" office:value="124.57077" calcext:value-type="float">
            <text:p>124.5707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</text:p>
          </table:table-cell>
          <table:table-cell/>
          <table:table-cell office:value-type="string" calcext:value-type="string">
            <text:p>0.404016,-0.462990,0.788971,61.952599,0.872241,-0.064976,-0.484796,24.575504,0.275706,0.884020,0.377576,142.868103,0.000000,0.000000,0.000000,1.000000</text:p>
          </table:table-cell>
          <table:table-cell/>
          <table:table-cell office:value-type="float" office:value="0.404016" calcext:value-type="float">
            <text:p>0.404016</text:p>
          </table:table-cell>
          <table:table-cell office:value-type="float" office:value="-0.46299" calcext:value-type="float">
            <text:p>-0.46299</text:p>
          </table:table-cell>
          <table:table-cell office:value-type="float" office:value="0.788971" calcext:value-type="float">
            <text:p>0.788971</text:p>
          </table:table-cell>
          <table:table-cell office:value-type="float" office:value="61.952599" calcext:value-type="float">
            <text:p>61.952599</text:p>
          </table:table-cell>
          <table:table-cell/>
          <table:table-cell table:formula="of:=COS([.G50]) - SIN([.H50]) + SIN([.G51]) + COS([.H51])" office:value-type="float" office:value="3.16677268783162" calcext:value-type="float">
            <text:p>3.16677268783162</text:p>
          </table:table-cell>
          <table:table-cell table:formula="of:=COS([.F49]) + SIN([.H49]) - SIN([.F51]) + COS([.H51])" office:value-type="float" office:value="2.28645298242801" calcext:value-type="float">
            <text:p>2.28645298242801</text:p>
          </table:table-cell>
          <table:table-cell table:formula="of:=COS([.F49]) - SIN([.G49]) + SIN([.F50]) + COS([.G50])" office:value-type="float" office:value="3.12977685720643" calcext:value-type="float">
            <text:p>3.12977685720643</text:p>
          </table:table-cell>
          <table:table-cell/>
          <table:table-cell table:formula="of:=[.I49]" office:value-type="float" office:value="61.952599" calcext:value-type="float">
            <text:p>61.952599</text:p>
          </table:table-cell>
          <table:table-cell table:formula="of:=[.I50]" office:value-type="float" office:value="24.575504" calcext:value-type="float">
            <text:p>24.575504</text:p>
          </table:table-cell>
          <table:table-cell table:formula="of:=[.I51]" office:value-type="float" office:value="142.868103" calcext:value-type="float">
            <text:p>142.868103</text:p>
          </table:table-cell>
          <table:table-cell/>
          <table:table-cell table:formula="of:=[.F49]" office:value-type="float" office:value="0.404016" calcext:value-type="float">
            <text:p>0.404016</text:p>
          </table:table-cell>
          <table:table-cell table:formula="of:=[.G50]" office:value-type="float" office:value="-0.064976" calcext:value-type="float">
            <text:p>-0.064976</text:p>
          </table:table-cell>
          <table:table-cell table:formula="of:=[.H51]" office:value-type="float" office:value="0.377576" calcext:value-type="float">
            <text:p>0.377576</text:p>
          </table:table-cell>
          <table:table-cell/>
          <table:table-cell office:value-type="float" office:value="0.166983" calcext:value-type="float">
            <text:p>0.166983</text:p>
          </table:table-cell>
        </table:table-row>
        <table:table-row table:style-name="ro1">
          <table:table-cell table:number-columns-repeated="5"/>
          <table:table-cell office:value-type="float" office:value="0.872241" calcext:value-type="float">
            <text:p>0.872241</text:p>
          </table:table-cell>
          <table:table-cell office:value-type="float" office:value="-0.064976" calcext:value-type="float">
            <text:p>-0.064976</text:p>
          </table:table-cell>
          <table:table-cell office:value-type="float" office:value="-0.484796" calcext:value-type="float">
            <text:p>-0.484796</text:p>
          </table:table-cell>
          <table:table-cell office:value-type="float" office:value="24.575504" calcext:value-type="float">
            <text:p>24.57550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275706" calcext:value-type="float">
            <text:p>0.275706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0.377576" calcext:value-type="float">
            <text:p>0.377576</text:p>
          </table:table-cell>
          <table:table-cell office:value-type="float" office:value="142.868103" calcext:value-type="float">
            <text:p>142.8681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1</text:p>
          </table:table-cell>
          <table:table-cell/>
          <table:table-cell office:value-type="string" calcext:value-type="string">
            <text:p>0.317453,-0.437228,0.841496,68.203056,0.853250,-0.255538,-0.454664,8.752989,0.413809,0.862325,0.291934,159.579651,0.000000,0.000000,0.000000,1.000000</text:p>
          </table:table-cell>
          <table:table-cell/>
          <table:table-cell office:value-type="float" office:value="0.317453" calcext:value-type="float">
            <text:p>0.317453</text:p>
          </table:table-cell>
          <table:table-cell office:value-type="float" office:value="-0.437228" calcext:value-type="float">
            <text:p>-0.437228</text:p>
          </table:table-cell>
          <table:table-cell office:value-type="float" office:value="0.841496" calcext:value-type="float">
            <text:p>0.841496</text:p>
          </table:table-cell>
          <table:table-cell office:value-type="float" office:value="68.203056" calcext:value-type="float">
            <text:p>68.203056</text:p>
          </table:table-cell>
          <table:table-cell/>
          <table:table-cell table:formula="of:=COS([.G55]) - SIN([.H55]) + SIN([.G56]) + COS([.H56])" office:value-type="float" office:value="3.12373440342713" calcext:value-type="float">
            <text:p>3.12373440342713</text:p>
          </table:table-cell>
          <table:table-cell table:formula="of:=COS([.F54]) + SIN([.H54]) - SIN([.F56]) + COS([.H56])" office:value-type="float" office:value="2.25126366104893" calcext:value-type="float">
            <text:p>2.25126366104893</text:p>
          </table:table-cell>
          <table:table-cell table:formula="of:=COS([.F54]) - SIN([.G54]) + SIN([.F55]) + COS([.G55])" office:value-type="float" office:value="3.0944122260313" calcext:value-type="float">
            <text:p>3.0944122260313</text:p>
          </table:table-cell>
          <table:table-cell/>
          <table:table-cell table:formula="of:=[.I54]" office:value-type="float" office:value="68.203056" calcext:value-type="float">
            <text:p>68.203056</text:p>
          </table:table-cell>
          <table:table-cell table:formula="of:=[.I55]" office:value-type="float" office:value="8.752989" calcext:value-type="float">
            <text:p>8.752989</text:p>
          </table:table-cell>
          <table:table-cell table:formula="of:=[.I56]" office:value-type="float" office:value="159.579651" calcext:value-type="float">
            <text:p>159.579651</text:p>
          </table:table-cell>
          <table:table-cell/>
          <table:table-cell table:formula="of:=[.F54]" office:value-type="float" office:value="0.317453" calcext:value-type="float">
            <text:p>0.317453</text:p>
          </table:table-cell>
          <table:table-cell table:formula="of:=[.G55]" office:value-type="float" office:value="-0.255538" calcext:value-type="float">
            <text:p>-0.255538</text:p>
          </table:table-cell>
          <table:table-cell table:formula="of:=[.H56]" office:value-type="float" office:value="0.291934" calcext:value-type="float">
            <text:p>0.291934</text:p>
          </table:table-cell>
          <table:table-cell/>
          <table:table-cell office:value-type="float" office:value="0.246621" calcext:value-type="float">
            <text:p>0.246621</text:p>
          </table:table-cell>
        </table:table-row>
        <table:table-row table:style-name="ro1">
          <table:table-cell table:number-columns-repeated="5"/>
          <table:table-cell office:value-type="float" office:value="0.85325" calcext:value-type="float">
            <text:p>0.85325</text:p>
          </table:table-cell>
          <table:table-cell office:value-type="float" office:value="-0.255538" calcext:value-type="float">
            <text:p>-0.255538</text:p>
          </table:table-cell>
          <table:table-cell office:value-type="float" office:value="-0.454664" calcext:value-type="float">
            <text:p>-0.454664</text:p>
          </table:table-cell>
          <table:table-cell office:value-type="float" office:value="8.752989" calcext:value-type="float">
            <text:p>8.75298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13809" calcext:value-type="float">
            <text:p>0.413809</text:p>
          </table:table-cell>
          <table:table-cell office:value-type="float" office:value="0.862325" calcext:value-type="float">
            <text:p>0.862325</text:p>
          </table:table-cell>
          <table:table-cell office:value-type="float" office:value="0.291934" calcext:value-type="float">
            <text:p>0.291934</text:p>
          </table:table-cell>
          <table:table-cell office:value-type="float" office:value="159.579651" calcext:value-type="float">
            <text:p>159.57965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23:22:00.191297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3T23:37:34.889623134</dc:date>
    <meta:editing-duration>PT22M8S</meta:editing-duration>
    <meta:editing-cycles>5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X Over Time</text:p>
        </chart:title>
        <chart:subtitle svg:x="0cm" svg:y="0cm" chart:style-name="ch3">
          <text:p/>
        </chart:subtitle>
        <chart:plot-area chart:style-name="ch4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7824958856859">
                <text:p>1.27824958856859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1.5118318130308">
                <text:p>1.5118318130308</text:p>
              </table:table-cell>
              <table:table-cell office:value-type="float" office:value="1.77515420056193">
                <text:p>1.77515420056193</text:p>
              </table:table-cell>
              <table:table-cell office:value-type="float" office:value="2.05645571720212">
                <text:p>2.05645571720212</text:p>
              </table:table-cell>
              <table:table-cell office:value-type="float" office:value="2.33882009386468">
                <text:p>2.33882009386468</text:p>
              </table:table-cell>
              <table:table-cell office:value-type="float" office:value="2.60440082986657">
                <text:p>2.60440082986657</text:p>
              </table:table-cell>
              <table:table-cell office:value-type="float" office:value="2.83617212160901">
                <text:p>2.83617212160901</text:p>
              </table:table-cell>
              <table:table-cell office:value-type="float" office:value="3.01566417911967">
                <text:p>3.01566417911967</text:p>
              </table:table-cell>
              <table:table-cell office:value-type="float" office:value="3.12926983600142">
                <text:p>3.12926983600142</text:p>
              </table:table-cell>
              <table:table-cell office:value-type="float" office:value="3.16677268783162">
                <text:p>3.16677268783162</text:p>
              </table:table-cell>
              <table:table-cell office:value-type="float" office:value="3.12373440342713">
                <text:p>3.12373440342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296cm" svg:y="0.316cm" chart:style-name="ch2">
          <text:p>Error Over Time</text:p>
        </chart:title>
        <chart:subtitle svg:x="0cm" svg:y="0cm" chart:style-name="ch3">
          <text:p/>
        </chart:subtitle>
        <chart:plot-area chart:style-name="ch4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1.046cm" svg:y="1.475cm" svg:width="14.622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7287">
                <text:p>0.5728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0.530187">
                <text:p>0.530187</text:p>
              </table:table-cell>
              <table:table-cell office:value-type="float" office:value="0.456768">
                <text:p>0.456768</text:p>
              </table:table-cell>
              <table:table-cell office:value-type="float" office:value="0.330061">
                <text:p>0.330061</text:p>
              </table:table-cell>
              <table:table-cell office:value-type="float" office:value="0.318931">
                <text:p>0.318931</text:p>
              </table:table-cell>
              <table:table-cell office:value-type="float" office:value="0.331682">
                <text:p>0.331682</text:p>
              </table:table-cell>
              <table:table-cell office:value-type="float" office:value="0.289452">
                <text:p>0.289452</text:p>
              </table:table-cell>
              <table:table-cell office:value-type="float" office:value="0.264903">
                <text:p>0.264903</text:p>
              </table:table-cell>
              <table:table-cell office:value-type="float" office:value="0.193217">
                <text:p>0.193217</text:p>
              </table:table-cell>
              <table:table-cell office:value-type="float" office:value="0.166983">
                <text:p>0.166983</text:p>
              </table:table-cell>
              <table:table-cell office:value-type="float" office:value="0.246621">
                <text:p>0.2466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Y Over Time</text:p>
        </chart:title>
        <chart:subtitle svg:x="0cm" svg:y="0cm" chart:style-name="ch3">
          <text:p/>
        </chart:subtitle>
        <chart:plot-area chart:style-name="ch4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6814588502842">
                <text:p>1.26814588502842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1.46000606255669">
                <text:p>1.46000606255669</text:p>
              </table:table-cell>
              <table:table-cell office:value-type="float" office:value="1.64834165810974">
                <text:p>1.64834165810974</text:p>
              </table:table-cell>
              <table:table-cell office:value-type="float" office:value="1.82502322010067">
                <text:p>1.82502322010067</text:p>
              </table:table-cell>
              <table:table-cell office:value-type="float" office:value="1.9825095345287">
                <text:p>1.9825095345287</text:p>
              </table:table-cell>
              <table:table-cell office:value-type="float" office:value="2.11349779537442">
                <text:p>2.11349779537442</text:p>
              </table:table-cell>
              <table:table-cell office:value-type="float" office:value="2.21082034273706">
                <text:p>2.21082034273706</text:p>
              </table:table-cell>
              <table:table-cell office:value-type="float" office:value="2.27198507054986">
                <text:p>2.27198507054986</text:p>
              </table:table-cell>
              <table:table-cell office:value-type="float" office:value="2.29634234779483">
                <text:p>2.29634234779483</text:p>
              </table:table-cell>
              <table:table-cell office:value-type="float" office:value="2.28645298242801">
                <text:p>2.28645298242801</text:p>
              </table:table-cell>
              <table:table-cell office:value-type="float" office:value="2.25126366104893">
                <text:p>2.25126366104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794cm" svg:y="0.316cm" chart:style-name="ch2">
          <text:p>Rotation Z Over Time</text:p>
        </chart:title>
        <chart:subtitle svg:x="0cm" svg:y="0cm" chart:style-name="ch3">
          <text:p/>
        </chart:subtitle>
        <chart:plot-area chart:style-name="ch4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4cm" svg:width="14.64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0596079123359">
                <text:p>1.20596079123359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1.4267826335073">
                <text:p>1.4267826335073</text:p>
              </table:table-cell>
              <table:table-cell office:value-type="float" office:value="1.68958806739381">
                <text:p>1.68958806739381</text:p>
              </table:table-cell>
              <table:table-cell office:value-type="float" office:value="1.97740691545334">
                <text:p>1.97740691545334</text:p>
              </table:table-cell>
              <table:table-cell office:value-type="float" office:value="2.26645021247099">
                <text:p>2.26645021247099</text:p>
              </table:table-cell>
              <table:table-cell office:value-type="float" office:value="2.53810140472357">
                <text:p>2.53810140472357</text:p>
              </table:table-cell>
              <table:table-cell office:value-type="float" office:value="2.77815249326638">
                <text:p>2.77815249326638</text:p>
              </table:table-cell>
              <table:table-cell office:value-type="float" office:value="2.96410959801848">
                <text:p>2.96410959801848</text:p>
              </table:table-cell>
              <table:table-cell office:value-type="float" office:value="3.08422138849006">
                <text:p>3.08422138849006</text:p>
              </table:table-cell>
              <table:table-cell office:value-type="float" office:value="3.12977685720643">
                <text:p>3.12977685720643</text:p>
              </table:table-cell>
              <table:table-cell office:value-type="float" office:value="3.0944122260313">
                <text:p>3.0944122260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49cm" svg:y="0.316cm" chart:style-name="ch2">
          <text:p>Translation X Over Time</text:p>
        </chart:title>
        <chart:subtitle svg:x="0cm" svg:y="0cm" chart:style-name="ch3">
          <text:p/>
        </chart:subtitle>
        <chart:plot-area chart:style-name="ch4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0.94cm" svg:y="1.474cm" svg:width="14.729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/>
          <chart:series chart:style-name="ch7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955229">
                <text:p>4.955229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13.978579">
                <text:p>13.978579</text:p>
              </table:table-cell>
              <table:table-cell office:value-type="float" office:value="22.216936">
                <text:p>22.216936</text:p>
              </table:table-cell>
              <table:table-cell office:value-type="float" office:value="29.75334">
                <text:p>29.75334</text:p>
              </table:table-cell>
              <table:table-cell office:value-type="float" office:value="36.276829">
                <text:p>36.276829</text:p>
              </table:table-cell>
              <table:table-cell office:value-type="float" office:value="42.00333">
                <text:p>42.00333</text:p>
              </table:table-cell>
              <table:table-cell office:value-type="float" office:value="47.13451">
                <text:p>47.13451</text:p>
              </table:table-cell>
              <table:table-cell office:value-type="float" office:value="51.910461">
                <text:p>51.910461</text:p>
              </table:table-cell>
              <table:table-cell office:value-type="float" office:value="56.704136">
                <text:p>56.704136</text:p>
              </table:table-cell>
              <table:table-cell office:value-type="float" office:value="61.952599">
                <text:p>61.952599</text:p>
              </table:table-cell>
              <table:table-cell office:value-type="float" office:value="68.203056">
                <text:p>68.2030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503cm" svg:y="0.316cm" chart:style-name="ch2">
          <text:p>Translation Y Over Time</text:p>
        </chart:title>
        <chart:subtitle svg:x="0cm" svg:y="0cm" chart:style-name="ch3">
          <text:p/>
        </chart:subtitle>
        <chart:plot-area chart:style-name="ch4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0.941cm" svg:y="1.474cm" svg:width="14.754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975059">
                <text:p>8.975059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18.001505">
                <text:p>18.001505</text:p>
              </table:table-cell>
              <table:table-cell office:value-type="float" office:value="26.400969">
                <text:p>26.400969</text:p>
              </table:table-cell>
              <table:table-cell office:value-type="float" office:value="33.873562">
                <text:p>33.873562</text:p>
              </table:table-cell>
              <table:table-cell office:value-type="float" office:value="39.847755">
                <text:p>39.847755</text:p>
              </table:table-cell>
              <table:table-cell office:value-type="float" office:value="43.742077">
                <text:p>43.742077</text:p>
              </table:table-cell>
              <table:table-cell office:value-type="float" office:value="44.754665">
                <text:p>44.754665</text:p>
              </table:table-cell>
              <table:table-cell office:value-type="float" office:value="42.326672">
                <text:p>42.326672</text:p>
              </table:table-cell>
              <table:table-cell office:value-type="float" office:value="35.632458">
                <text:p>35.632458</text:p>
              </table:table-cell>
              <table:table-cell office:value-type="float" office:value="24.575504">
                <text:p>24.575504</text:p>
              </table:table-cell>
              <table:table-cell office:value-type="float" office:value="8.752989">
                <text:p>8.752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502cm" svg:y="0.316cm" chart:style-name="ch2">
          <text:p>Translation Z Over Time</text:p>
        </chart:title>
        <chart:subtitle svg:x="0cm" svg:y="0cm" chart:style-name="ch3">
          <text:p/>
        </chart:subtitle>
        <chart:plot-area chart:style-name="ch4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126cm" svg:y="1.474cm" svg:width="14.54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531173">
                <text:p>9.53117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19.49301">
                <text:p>19.49301</text:p>
              </table:table-cell>
              <table:table-cell office:value-type="float" office:value="30.337282">
                <text:p>30.337282</text:p>
              </table:table-cell>
              <table:table-cell office:value-type="float" office:value="42.40424">
                <text:p>42.40424</text:p>
              </table:table-cell>
              <table:table-cell office:value-type="float" office:value="56.048771">
                <text:p>56.048771</text:p>
              </table:table-cell>
              <table:table-cell office:value-type="float" office:value="71.359337">
                <text:p>71.359337</text:p>
              </table:table-cell>
              <table:table-cell office:value-type="float" office:value="88.142296">
                <text:p>88.142296</text:p>
              </table:table-cell>
              <table:table-cell office:value-type="float" office:value="106.153252">
                <text:p>106.153252</text:p>
              </table:table-cell>
              <table:table-cell office:value-type="float" office:value="124.57077">
                <text:p>124.57077</text:p>
              </table:table-cell>
              <table:table-cell office:value-type="float" office:value="142.868103">
                <text:p>142.868103</text:p>
              </table:table-cell>
              <table:table-cell office:value-type="float" office:value="159.579651">
                <text:p>159.5796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42">
                <text:p>0.99442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74319">
                <text:p>0.974319</text:p>
              </table:table-cell>
              <table:table-cell office:value-type="float" office:value="0.93876">
                <text:p>0.93876</text:p>
              </table:table-cell>
              <table:table-cell office:value-type="float" office:value="0.88829">
                <text:p>0.88829</text:p>
              </table:table-cell>
              <table:table-cell office:value-type="float" office:value="0.825187">
                <text:p>0.825187</text:p>
              </table:table-cell>
              <table:table-cell office:value-type="float" office:value="0.751829">
                <text:p>0.751829</text:p>
              </table:table-cell>
              <table:table-cell office:value-type="float" office:value="0.669764">
                <text:p>0.669764</text:p>
              </table:table-cell>
              <table:table-cell office:value-type="float" office:value="0.582992">
                <text:p>0.582992</text:p>
              </table:table-cell>
              <table:table-cell office:value-type="float" office:value="0.493787">
                <text:p>0.493787</text:p>
              </table:table-cell>
              <table:table-cell office:value-type="float" office:value="0.404016">
                <text:p>0.404016</text:p>
              </table:table-cell>
              <table:table-cell office:value-type="float" office:value="0.317453">
                <text:p>0.317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3979">
                <text:p>0.99397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969861">
                <text:p>0.969861</text:p>
              </table:table-cell>
              <table:table-cell office:value-type="float" office:value="0.922572">
                <text:p>0.922572</text:p>
              </table:table-cell>
              <table:table-cell office:value-type="float" office:value="0.848959">
                <text:p>0.848959</text:p>
              </table:table-cell>
              <table:table-cell office:value-type="float" office:value="0.748937">
                <text:p>0.748937</text:p>
              </table:table-cell>
              <table:table-cell office:value-type="float" office:value="0.623706">
                <text:p>0.623706</text:p>
              </table:table-cell>
              <table:table-cell office:value-type="float" office:value="0.474241">
                <text:p>0.474241</text:p>
              </table:table-cell>
              <table:table-cell office:value-type="float" office:value="0.306633">
                <text:p>0.306633</text:p>
              </table:table-cell>
              <table:table-cell office:value-type="float" office:value="0.125374">
                <text:p>0.125374</text:p>
              </table:table-cell>
              <table:table-cell office:value-type="float" office:value="-0.064976">
                <text:p>-0.064976</text:p>
              </table:table-cell>
              <table:table-cell office:value-type="float" office:value="-0.255538">
                <text:p>-0.2555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1756">
                <text:p>0.991756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67308">
                <text:p>0.967308</text:p>
              </table:table-cell>
              <table:table-cell office:value-type="float" office:value="0.927452">
                <text:p>0.927452</text:p>
              </table:table-cell>
              <table:table-cell office:value-type="float" office:value="0.873505">
                <text:p>0.873505</text:p>
              </table:table-cell>
              <table:table-cell office:value-type="float" office:value="0.807243">
                <text:p>0.807243</text:p>
              </table:table-cell>
              <table:table-cell office:value-type="float" office:value="0.730852">
                <text:p>0.730852</text:p>
              </table:table-cell>
              <table:table-cell office:value-type="float" office:value="0.646851">
                <text:p>0.646851</text:p>
              </table:table-cell>
              <table:table-cell office:value-type="float" office:value="0.55801">
                <text:p>0.55801</text:p>
              </table:table-cell>
              <table:table-cell office:value-type="float" office:value="0.467254">
                <text:p>0.467254</text:p>
              </table:table-cell>
              <table:table-cell office:value-type="float" office:value="0.377576">
                <text:p>0.377576</text:p>
              </table:table-cell>
              <table:table-cell office:value-type="float" office:value="0.291934">
                <text:p>0.2919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